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style="italic" style:font-style-asian="italic"/>
    </style:style>
    <style:style style:name="T19" style:parent-style-name="Standardnípísmoodstavce" style:family="text">
      <style:text-properties fo:font-style="italic" style:font-style-asian="italic"/>
    </style:style>
    <style:style style:name="T20" style:parent-style-name="Standardnípísmoodstavce" style:family="text">
      <style:text-properties fo:font-style="italic" style:font-style-asian="italic"/>
    </style:style>
    <style:style style:name="T21" style:parent-style-name="Standardnípísmoodstavce" style:family="text">
      <style:text-properties fo:font-style="italic" style:font-style-asian="italic"/>
    </style:style>
    <style:style style:name="T22" style:parent-style-name="Standardnípísmoodstavce" style:family="text">
      <style:text-properties fo:font-style="italic" style:font-style-asian="italic"/>
    </style:style>
    <style:style style:name="T23" style:parent-style-name="Standardnípísmoodstavce" style:family="text">
      <style:text-properties fo:font-weight="bold" style:font-weight-asian="bold"/>
    </style:style>
    <style:style style:name="T24" style:parent-style-name="Standardnípísmoodstavce" style:family="text">
      <style:text-properties fo:font-style="italic" style:font-style-asian="italic"/>
    </style:style>
    <style:style style:name="T25" style:parent-style-name="Standardnípísmoodstavce" style:family="text">
      <style:text-properties fo:font-style="italic" style:font-style-asian="italic"/>
    </style:style>
    <style:style style:name="T26" style:parent-style-name="Standardnípísmoodstavce" style:family="text">
      <style:text-properties fo:font-style="italic" style:font-style-asian="italic"/>
    </style:style>
    <style:style style:name="T27" style:parent-style-name="Standardnípísmoodstavce" style:family="text">
      <style:text-properties fo:font-style="italic" style:font-style-asian="italic"/>
    </style:style>
    <style:style style:name="T28" style:parent-style-name="Standardnípísmoodstavce" style:family="text">
      <style:text-properties fo:font-style="italic" style:font-style-asian="italic"/>
    </style:style>
    <style:style style:name="T29" style:parent-style-name="Standardnípísmoodstavce" style:family="text">
      <style:text-properties fo:color="#000000"/>
    </style:style>
    <style:style style:name="T30" style:parent-style-name="Standardnípísmoodstavce" style:family="text">
      <style:text-properties fo:color="#000000"/>
    </style:style>
    <style:style style:name="T31" style:parent-style-name="Standardnípísmoodstavce" style:family="text">
      <style:text-properties fo:color="#000000"/>
    </style:style>
    <style:style style:name="P32" style:parent-style-name="podpis" style:family="paragraph">
      <style:paragraph-properties fo:text-align="start" fo:margin-left="0in">
        <style:tab-stops/>
      </style:paragraph-properties>
    </style:style>
    <style:style style:name="P33" style:parent-style-name="Nadpis1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/2022<text:bookmark-end text:name="Text14"/></text:p>
            <text:p text:style-name="Normální">KVOP-7225/2022<text:bookmark-end text:name="Text2"/></text:p>
            <text:p text:style-name="Normální"><text:bookmark-start text:name="Text6"/>27. 0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/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/>
      <text:p text:style-name="Základnítext">Vážený pane magistře,</text:p>
      <text:p text:style-name="Základnítext">dne 21. 1. 2022 byla do Kanceláře veřejného ochránce práv doručena Vaše žádost podle zákona č. 106/1999 Sb., o svobodném přístupu k informacím, ve znění pozdějších předpisů, kterou<text:s/><text:span text:style-name="Silné">žádáte o poskytnutí informací<text:s/></text:span>v souvislosti s šetřením týkajícím se ekologické havárie na řece Bečvě, ke které došlo v neděli 20. září 2020, a to cit.: „<text:span text:style-name="T18">Žádám o poskytnutí veškerých vyjádření, podkladů, stanovisek a jiných<text:s/></text:span><text:span text:style-name="T19">dokumentů, které Vám byly poskytnuty veškerými Vámi oslovenými orgány v rámci prováděného šetření předmětné ekologické havárie, jehož výstupem je průběžná zpráva o šetření č.j. KVOP-22660/2021 ze dne 7. 6. 2021. Současně žádám o poskytnutí informací získan</text:span><text:span text:style-name="T20">ých v rámci Vašeho společného jednání se zástupci České inspekce životního prostředí, které byly rovněž podkladem pro uvedené šetření. Případně dalších informací, které sloužily jako podkladové materiály v prováděném šetření. Žadatel vychází z výčtu Vámi o</text:span><text:span text:style-name="T21">slovených orgánů zahrnutého v uvedené průběžné zprávě o šetření, kdy se jedná konkrétně o: Městský úřad Valašské Meziříčí, Městský úřad Hranice, Městský úřad Lipník nad Bečvou, Magistrát města Přerov, Krajský úřad Zlínského kraje, Ministerstvo životního pr</text:span><text:span text:style-name="T22">ostředí, Česká inspekce životního prostředí, Povodí Moravy, s. p.“</text:span></text:p>
      <text:p text:style-name="Základnítext">K Vaší žádosti<text:s/><text:span text:style-name="Silné">poskytuji následující informace</text:span>:</text:p>
      <text:p text:style-name="Základnítext">Vyjádření, podklady, stanoviska a jiné dokumenty, poskytnuté oslovenými orgány v rámci prováděného šetření, vedeného pod sp. zn. 7643/2020, a<text:s/>další informace, které sloužily jako podkladové materiály v prováděném šetření, včetně informací zaznamenaných v úředním záznamu o jednání se zástupci České inspekce životního prostředí (viz příloha).</text:p>
      <text:h text:style-name="Nadpis1" text:outline-level="1">Současně</text:h>
      <text:p text:style-name="Základnítext">vydává Kancelář veřejného ochránce práv jako<text:s/>povinný subjekt dle ustanovení § 2 odst. 1 zákona č. 106/1999 Sb., o svobodném přístupu k informacím, ve znění pozdějších předpisů, a současně jako osoba pověřená v souladu s ustanovením § 25 odst. 2 zákona č. 349/1999 Sb., o veřejném ochránci práv, ve znění pozdějších předpisů, veřejným ochráncem práv k plnění povinností veřejného ochránce práv podle zákona o svobodném přístupu k informacím, v souladu s ustanovením § 15 a ustanovením § 20 odst. 4 písm. a) zákona o<text:s/><text:soft-page-break/>svobodném přístupu k informacím, ve spojení s ustanovením § 67 a násl. zákona č. 500/2004 Sb., správní řád, ve znění pozdějších předpisů toto</text:p>
      <text:h text:style-name="Nadpis1" text:outline-level="1">rozhodnutí,</text:h>
      <text:p text:style-name="Základnítext">kterým se<text:s/><text:span text:style-name="T23">částečně odmítá</text:span><text:s/>žádost spolku<text:s/>S., zastoupeného na základě<text:s/>plné moci Mgr. Ing. A.<text:s/>T., advokátem, zapsaným v seznamu advokátů ČAK pod č.<text:s/>x, společníkem společnosti T., advokátní kancelář, s.r.o., IČ:<text:s/>x, se sídlem: tř.<text:s/>x<text:s/>ze dne 21. 1. 2022<text:s/>podle ustanovení § 8a zákona o svobodném přístupu k informacím, a to v rozsahu osobních údajů – konkrétně jmen, příjmení, a titulů zasahujících rybářů, dobrovolných hasičů, zaměstnanců V.<text:s/>a zástupců společnosti C.<text:s/>s.r.o., dále e-mailové<text:s/>adresy uplatněného podání ze dne 21. 9. 2020 (v 23:08) adresované Magistrátu města Přerova, a rovněž jmen, příjmení, titulů a e-mailových adres zaměstnanců Povodí Moravy, s. p., a zaměstnanců České tiskové kanceláře.</text:p>
      <text:h text:style-name="Nadpis1" text:outline-level="1">Odůvodnění</text:h>
      <text:p text:style-name="Základnítext">Dne 21. 1. 2022 se na Kancelář veřejného ochránce práv obrátil spolek S., se sídlem:<text:s/>x, zastoupený na základě plné moci Mgr. Ing. A.<text:s/>T., advokátem, zapsaným v seznamu advokátů ČAK pod č.<text:s/>x, společníkem společnosti<text:s/>T.<text:s/>advokátní kancelář, s.r.o., IČ:<text:s/>x, se sídlem: tř.<text:s/>x<text:s/>s žádostí o informace podle zákona o svobodném přístupu k informacím. Požadoval následující informace, cit.:<text:s/><text:span text:style-name="T24">„v souvislosti s Vaším šetřením týk</text:span><text:span text:style-name="T25">ajícím se ekologické havárie na toku řeky Bečvy z neděle 20. září 2020, a to: a) Žádám o poskytnutí veškerých vyjádření, podkladů, stanovisek a jiných dokumentů, které Vám byly poskytnuty veškerými Vámi oslovenými orgány v rámci prováděného šetření předmět</text:span><text:span text:style-name="T26">né ekologické havárie, jehož výstupem je průběžná zpráva o šetření č.j. KVOP-22660/2021 ze dne 7. 6. 2021. Současně žádám o poskytnutí informací získaných v rámci Vašeho společného jednání se zástupci České inspekce životního prostředí, které byly rovněž p</text:span><text:span text:style-name="T27">odkladem pro uvedené šetření. Případně dalších informací, které sloužily jako podkladové materiály v prováděném šetření. Žadatel vychází z výčtu Vámi oslovených orgánů zahrnutého v uvedené průběžné zprávě o šetření, kdy se jedná konkrétně o: Městský úřad V</text:span><text:span text:style-name="T28">alašské Meziříčí, Městský úřad Hranice, Městský úřad Lipník nad Bečvou, Magistrát města Přerov, Krajský úřad Zlínského kraje, Ministerstvo životního prostředí, Česká inspekce životního prostředí, Povodí Moravy, s. p.“</text:span></text:p>
      <text:p text:style-name="Základnítext"><text:span text:style-name="T29">Povinné subjekty mají za podmínek stan</text:span><text:span text:style-name="T30">ovených zákonem povinnost poskytovat informace vztahující se k jejich působnosti, které mají k dispozici. Současně je třeba konstatovat, že podle ustanovení § 8a odst. 1 zákona o svobodném přístupu k informacím jsou povinné subjekty oprávněny poskytovat in</text:span><text:span text:style-name="T31">formace týkající se osobnosti, projevů osobní povahy, soukromí fyzické osoby a osobní údaje jen v souladu s právními předpisy, upravujícími jejich ochranu.</text:span><text:span text:style-name="Značkapozn.podčarou"><text:note text:note-class="footnote" text:id="_ftn0"><text:note-citation>1</text:note-citation><text:note-body><text:p text:style-name="Textpozn.podčarou"><text:s/>Zejména ustanovení § 81 a násl. zákona č. 89/2012 Sb., občanský zákoník, ve znění pozdějších předpisů, Nařízení Evropského parlamentu a Rady (EU) 2016/679 ze dne 27. dubna 2016, o ochraně fyzických osob v souvislosti se zpracováním osobních údajů a o volném pohybu těchto údajů a o zrušení směrnice 95/46/ES (obecné nařízení o ochraně osobních údajů), zákon č. 110/2019 Sb., o zpracování osobních údajů, ve znění pozdějších předpisů a dále článek 10 Listiny základních práv a svobod.</text:p></text:note-body></text:note></text:span></text:p>
      <text:p text:style-name="Základnítext">V souladu s ustanovením § 8a zákona o svobodném přístupu k informacím byla žádost částečně odmítnuta, protože některé dokumenty obsahovaly osobní údaje třetích osob (jména, příjmení, tituly a emailové adresy). Tyto údaje byly znečitelněny, protože je není<text:s/><text:soft-page-break/>možné poskytnout, neboť se jedná o osobní údaje, na které se vztahuje výluka uvedená v ustanovení § 8a zákona o svobodném přístupu k informacím. Podle tohoto ustanovení se informace týkající se osobnosti, projevů osobní povahy, soukromí fyzické osoby a osobní údaje poskytnou jen v souladu s právními předpisy, upravujícími jejich ochranu, tj. zákonem č. 110/2019 Sb., o zpracování<text:s/>osobních údajů a Nařízením Evropského parlamentu a Rady (EU) 2016/679 ze dne 27. dubna 2016, o ochraně fyzických osob v souvislosti se zpracováním osobních údajů a o volném pohybu těchto údajů a o zrušení směrnice 95/46/ES (obecné nařízení o ochraně osobních údajů). Současně nejde o veřejně činné osoby, funkcionáře nebo zaměstnance veřejné správy, u nichž by poskytnutí údajů vypovídajících o jejich úřední činnosti, funkčním či pracovním zařazení umožňoval § 8a odst. 2 zákona o svobodném přístupu informací.<text:s/>V konkrétním případě jde zejména o zaměstnance soukromých společností či osoby soukromé. Poskytnutí vybraných osobních údajů bez souhlasu dotčených osob by bylo neodůvodněným zásahem do soukromí těchto osob. Účelem a smyslem zákona o svobodném přístupu k informacím je umožnit veřejnosti co nejširší kontrolu veřejné moci, tj. i činnosti veřejného ochránce práv, nikoli umožnit získávání či shromažďování informací o jiných fyzických či právnických osobách. Znečitelnění osobních údajů považujeme za vhodné opatření, které umožňuje dosáhnout ochrany soukromí třetích osob a současně nebrání ve zbytku poskytnutí informací, které žadatel požaduje. Tím bylo do práva žadatele na informace zasaženo pouze v nejmenší možné míře.  Ve zbytku jsou požadované informace poskytnuty.<text:s/></text:p>
      <text:p text:style-name="Základnítext">Veškeré ostatní požadované informace byly žadateli poskytnuty a doručeny spolu s tímto rozhodnutím.</text:p>
      <text:h text:style-name="Nadpis1" text:outline-level="1">Poučení</text:h>
      <text:p text:style-name="Základnítext">Proti tomuto rozhodnutí lze podle § 16 zákona o svobodném přístupu k informacím podat ve lhůtě 15 dnů od jeho doručení odvolání k Úřadu pro<text:s/>ochranu osobních údajů prostřednictvím Kanceláře veřejného ochránce práv.</text:p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32"/>
      <text:h text:style-name="Nadpis1" text:outline-level="1"/>
      <text:h text:style-name="P33" text:outline-level="1">Přílohy</text:h>
      <text:p text:style-name="Normální">Přiloženo 42 souborů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47L1*</text:span></text:p>
        <text:p text:style-name="P12"><text:span text:style-name="T13">KVOPX00C47L1</text:span>KVOPX00C47L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4T09:07:00Z</meta:creation-date>
    <dc:date>2022-02-04T09:13:00Z</dc:date>
    <meta:print-date>2016-06-27T08:08:00Z</meta:print-date>
    <meta:template xlink:href="KVOP_dopis%20vedoucího" xlink:type="simple"/>
    <meta:editing-cycles>4</meta:editing-cycles>
    <meta:editing-duration>PT240S</meta:editing-duration>
    <meta:user-defined meta:name="ContentTypeId">0x010100D3A71DC738674B4893D02C4CA0E22FAC</meta:user-defined>
    <meta:document-statistic meta:page-count="3" meta:paragraph-count="14" meta:word-count="1081" meta:character-count="7451" meta:row-count="53" meta:non-whitespace-character-count="6384"/>
  </office:meta>
</office:document-meta>
</file>